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Name/ <text:s/>Nicknames</text:p>
          </table:table-cell>
          <table:table-cell table:style-name="ce7" table:number-columns-spanned="4" table:number-rows-spanned="4"/>
          <table:covered-table-cell table:number-columns-repeated="3"/>
          <table:table-cell table:style-name="ce3" office:value-type="string" calcext:value-type="string" table:number-columns-spanned="1" table:number-rows-spanned="2">
            <text:p>Age</text:p>
          </table:table-cell>
          <table:table-cell table:style-name="ce7" table:number-columns-spanned="4" table:number-rows-spanned="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Sex</text:p>
          </table:table-cell>
          <table:table-cell table:style-name="ce9" table:number-columns-spanned="4" table:number-rows-spanned="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Birthdate/ <text:s text:c="4"/>Birth Sign</text:p>
          </table:table-cell>
          <table:table-cell table:style-name="ce7" table:number-columns-spanned="2" table:number-rows-spanned="3"/>
          <table:covered-table-cell/>
          <table:table-cell table:style-name="ce3" office:value-type="string" calcext:value-type="string" table:number-columns-spanned="1" table:number-rows-spanned="3">
            <text:p>Blood Type</text:p>
          </table:table-cell>
          <table:table-cell table:style-name="ce7" table:number-columns-spanned="2" table:number-rows-spanned="3"/>
          <table:covered-table-cell/>
          <table:table-cell table:style-name="ce3" office:value-type="string" calcext:value-type="string" table:number-columns-spanned="1" table:number-rows-spanned="3">
            <text:p>BirthPlace</text:p>
          </table:table-cell>
          <table:table-cell table:style-name="ce7" table:number-columns-spanned="3" table:number-rows-spanned="3"/>
          <table:covered-table-cell table:number-columns-repeated="2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Height</text:p>
          </table:table-cell>
          <table:table-cell table:style-name="ce7" table:number-columns-spanned="2" table:number-rows-spanned="3"/>
          <table:covered-table-cell/>
          <table:table-cell table:style-name="ce3" office:value-type="string" calcext:value-type="string" table:number-columns-spanned="1" table:number-rows-spanned="3">
            <text:p>Weight</text:p>
          </table:table-cell>
          <table:table-cell table:style-name="ce7" table:number-columns-spanned="2" table:number-rows-spanned="3"/>
          <table:covered-table-cell/>
          <table:table-cell table:style-name="ce2" office:value-type="string" calcext:value-type="string" table:number-columns-spanned="1" table:number-rows-spanned="3">
            <text:p>Hair Color <text:s text:c="2"/>Eye Color</text:p>
          </table:table-cell>
          <table:table-cell table:style-name="ce7" table:number-columns-spanned="3" table:number-rows-spanned="3"/>
          <table:covered-table-cell table:number-columns-repeated="2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Eysight/ <text:s text:c="4"/>Colorblindness <text:s text:c="3"/>Wear glasses?</text:p>
          </table:table-cell>
          <table:table-cell table:style-name="ce7" table:number-columns-spanned="3" table:number-rows-spanned="3"/>
          <table:covered-table-cell table:number-columns-repeated="2"/>
          <table:table-cell table:style-name="ce3" office:value-type="string" calcext:value-type="string" table:number-columns-spanned="1" table:number-rows-spanned="3">
            <text:p>Handedness</text:p>
          </table:table-cell>
          <table:table-cell table:style-name="ce7" table:number-columns-spanned="2" table:number-rows-spanned="3"/>
          <table:covered-table-cell/>
          <table:table-cell table:style-name="ce3" office:value-type="string" calcext:value-type="string" table:number-columns-spanned="1" table:number-rows-spanned="3">
            <text:p>Type of Voice</text:p>
          </table:table-cell>
          <table:table-cell table:style-name="ce7" table:number-columns-spanned="2" table:number-rows-spanned="3"/>
          <table:covered-table-cell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3">
            <text:p>History of surgeries <text:s text:c="2"/>Cavities/Illnesses</text:p>
          </table:table-cell>
          <table:covered-table-cell/>
          <table:table-cell table:style-name="ce7" table:number-columns-spanned="8" table:number-rows-spanned="6"/>
          <table:covered-table-cell table:number-columns-repeated="7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3">
            <text:p>Scar, Burns/Skin Damage <text:s text:c="2"/>Birthmarks, Tattoos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Other distinctive physical characteristics </text:p>
          </table:table-cell>
          <table:table-cell table:style-name="ce2" office:value-type="string" calcext:value-type="string" table:number-columns-spanned="1" table:number-rows-spanned="3">
            <text:p>Nose &amp; Eye shape, Posture, Breast size, Legs, Moles</text:p>
          </table:table-cell>
          <table:table-cell table:style-name="ce7" table:number-columns-spanned="4" table:number-rows-spanned="3"/>
          <table:covered-table-cell table:number-columns-repeated="3"/>
          <table:table-cell table:style-name="ce2" office:value-type="string" calcext:value-type="string" table:number-columns-spanned="1" table:number-rows-spanned="3">
            <text:p>Race</text:p>
          </table:table-cell>
          <table:table-cell table:style-name="ce7" table:number-columns-spanned="1" table:number-rows-spanned="3"/>
          <table:table-cell table:style-name="ce2" office:value-type="string" calcext:value-type="string" table:number-columns-spanned="1" table:number-rows-spanned="3">
            <text:p>Religion</text:p>
          </table:table-cell>
          <table:table-cell table:style-name="ce7" table:number-columns-spanned="1" table:number-rows-spanned="3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riminal Record/ <text:s text:c="4"/>Awards/ <text:s text:c="3"/>Education</text:p>
          </table:table-cell>
          <table:table-cell table:style-name="ce7" table:number-columns-spanned="9" table:number-rows-spanned="12"/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3">
            <text:p>Formative experiences as an infant/young child(including who involved)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3">
            <text:p>Sexual history/Lovers Thoughts toward romance/marriage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People the subject looks up to/ People the subject hates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Dreams for the future</text:p>
          </table:table-cell>
          <table:table-cell table:style-name="ce7" table:number-columns-spanned="9" table:number-rows-spanned="3"/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Fears</text:p>
          </table:table-cell>
          <table:table-cell table:style-name="ce7" table:number-columns-spanned="9" table:number-rows-spanned="3"/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Personality traits <text:s text:c="7"/>Favorite sayings, <text:s text:c="6"/>habits</text:p>
          </table:table-cell>
          <table:table-cell table:style-name="ce8" table:number-columns-spanned="9" table:number-rows-spanned="3"/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Relationships (Incl. behavior)</text:p>
          </table:table-cell>
          <table:table-cell table:style-name="ce7" table:number-columns-spanned="9" table:number-rows-spanned="9"/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Family Relatioships (Incl. behavior)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Problem Relationships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Employment/ <text:s text:c="2"/>School</text:p>
          </table:table-cell>
          <table:table-cell table:style-name="ce7" table:number-columns-spanned="3" table:number-rows-spanned="3"/>
          <table:covered-table-cell table:number-columns-repeated="2"/>
          <table:table-cell table:style-name="ce2" office:value-type="string" calcext:value-type="string" table:number-columns-spanned="1" table:number-rows-spanned="3">
            <text:p>Economic Status/ <text:s/>Behavior</text:p>
          </table:table-cell>
          <table:table-cell table:style-name="ce7" table:number-columns-spanned="2" table:number-rows-spanned="3"/>
          <table:covered-table-cell/>
          <table:table-cell table:style-name="ce2" office:value-type="string" calcext:value-type="string" table:number-columns-spanned="1" table:number-rows-spanned="3">
            <text:p>Pets/Plants</text:p>
          </table:table-cell>
          <table:table-cell table:style-name="ce7" table:number-columns-spanned="2" table:number-rows-spanned="3"/>
          <table:covered-table-cell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2">
            <text:p>Personality</text:p>
          </table:table-cell>
          <table:table-cell table:style-name="ce2" office:value-type="string" calcext:value-type="string" table:number-columns-spanned="2" table:number-rows-spanned="12">
            <text:p>Cheerful/Gloomy? <text:s text:c="5"/>Humorous/Violent? <text:s text:c="21"/>Active? Sociable? <text:s text:c="16"/>Intellectual? <text:s text:c="31"/>Virtuous? <text:s text:c="39"/>Expressive? <text:s text:c="4"/>Weakness/Worries/Unsual traits</text:p>
          </table:table-cell>
          <table:covered-table-cell/>
          <table:table-cell table:style-name="ce2" office:value-type="string" calcext:value-type="string" table:number-columns-spanned="1" table:number-rows-spanned="12">
            <text:p>What is distinctive about them?</text:p>
          </table:table-cell>
          <table:table-cell table:style-name="ce7" table:number-columns-spanned="6" table:number-rows-spanned="12"/>
          <table:covered-table-cell table:number-columns-repeated="5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Special skill <text:s text:c="15"/>Fighting styles <text:s text:c="9"/>(Abilities)</text:p>
          </table:table-cell>
          <table:table-cell table:style-name="ce2" office:value-type="string" calcext:value-type="string" table:number-columns-spanned="2" table:number-rows-spanned="6">
            <text:p>Nimble? <text:s text:c="25"/>Sports/Dance <text:s text:c="30"/>Martial arts, guns <text:s text:c="28"/>Driving <text:s text:c="30"/>Language study/other certifications</text:p>
          </table:table-cell>
          <table:covered-table-cell/>
          <table:table-cell table:style-name="ce2" office:value-type="string" calcext:value-type="string" table:number-columns-spanned="1" table:number-rows-spanned="6">
            <text:p>Strenghts and Weaknesses</text:p>
          </table:table-cell>
          <table:table-cell table:style-name="ce7" table:number-columns-spanned="6" table:number-rows-spanned="31"/>
          <table:covered-table-cell table:number-columns-repeated="5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8">
            <text:p>Hobbies <text:s text:c="15"/>Recreations <text:s text:c="16"/>Likes/Dislikes <text:s text:c="15"/>Food <text:s text:c="4"/>Clothing <text:s text:c="7"/>Shelter <text:s text:c="10"/>Habits <text:s text:c="13"/>Favorite Phrases</text:p>
          </table:table-cell>
          <table:table-cell table:style-name="ce2" office:value-type="string" calcext:value-type="string" table:number-columns-spanned="2" table:number-rows-spanned="18">
            <text:p>Music/Newspapers <text:s text:c="22"/>Books/Magazines <text:s text:c="48"/>Movies <text:s text:c="65"/>Creative persuits <text:s text:c="58"/>Collections <text:s text:c="59"/>Favorite/Least favorite color <text:s text:c="22"/>Perfume/Cologne <text:s text:c="57"/>Décor/Fashon location <text:s text:c="83"/>People <text:s text:c="100"/>Favorite stores, brands <text:s text:c="86"/>Favorite things <text:s text:c="20"/>Wear neckless/ring? <text:s text:c="25"/>Tastes/Drugs</text:p>
          </table:table-cell>
          <table:covered-table-cell/>
          <table:table-cell table:style-name="ce2" office:value-type="string" calcext:value-type="string" table:number-columns-spanned="1" table:number-rows-spanned="18">
            <text:p>Habits/ <text:s text:c="23"/>Passions <text:s text:c="9"/>Meanless things</text:p>
          </table:table-cell>
          <table:covered-table-cell table:number-columns-repeated="6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6">
            <text:p>Others</text:p>
          </table:table-cell>
          <table:table-cell table:style-name="ce2" office:value-type="string" calcext:value-type="string" table:number-columns-spanned="3" table:number-rows-spanned="6">
            <text:p>Wine/Food <text:s text:c="141"/>Supernatural abilites, attuned to spirits? <text:s text:c="37"/>Fortunes <text:s text:c="43"/>Accent/dialect <text:s text:c="63"/>Sixth sense for certain things, etc...</text:p>
          </table:table-cell>
          <table:covered-table-cell table:number-columns-repeated="8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table-cell table:number-columns-repeated="4"/>
          <table:covered-table-cell table:number-columns-repeated="6"/>
          <table:table-cell table:number-columns-repeated="1014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